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24.5">
            <text:p>24.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265.30612244898">
            <text:p>265.306122449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 table:number-rows-repeated="8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10T16:36:27</dc:date>
    <dc:creator>Natalia </dc:creator>
    <meta:editing-duration>PT32M51S</meta:editing-duration>
    <meta:editing-cycles>51</meta:editing-cycles>
    <meta:generator>LibreOffice/3.5$Linux_X86_64 LibreOffice_project/350m1$Build-2</meta:generator>
    <meta:document-statistic meta:table-count="3" meta:cell-count="27" meta:object-count="0"/>
  </office:meta>
</office:document-meta>
</file>